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9"/>
  <manifest:file-entry manifest:media-type="application/x-openoffice-wmf;windows_formatname=&quot;Image WMF&quot;" manifest:full-path="ObjectReplacements/Object 13"/>
  <manifest:file-entry manifest:media-type="application/x-openoffice-wmf;windows_formatname=&quot;Image WMF&quot;" manifest:full-path="ObjectReplacements/Object 2"/>
  <manifest:file-entry manifest:media-type="application/x-openoffice-wmf;windows_formatname=&quot;Image WMF&quot;" manifest:full-path="ObjectReplacements/Object 3"/>
  <manifest:file-entry manifest:media-type="application/x-openoffice-wmf;windows_formatname=&quot;Image WMF&quot;" manifest:full-path="ObjectReplacements/Object 4"/>
  <manifest:file-entry manifest:media-type="application/x-openoffice-wmf;windows_formatname=&quot;Image WMF&quot;" manifest:full-path="ObjectReplacements/Object 5"/>
  <manifest:file-entry manifest:media-type="application/x-openoffice-wmf;windows_formatname=&quot;Image WMF&quot;" manifest:full-path="ObjectReplacements/Object 6"/>
  <manifest:file-entry manifest:media-type="application/x-openoffice-wmf;windows_formatname=&quot;Image WMF&quot;" manifest:full-path="ObjectReplacements/Object 10"/>
  <manifest:file-entry manifest:media-type="application/x-openoffice-wmf;windows_formatname=&quot;Image WMF&quot;" manifest:full-path="ObjectReplacements/Object 7"/>
  <manifest:file-entry manifest:media-type="application/x-openoffice-wmf;windows_formatname=&quot;Image WMF&quot;" manifest:full-path="ObjectReplacements/Object 11"/>
  <manifest:file-entry manifest:media-type="application/x-openoffice-wmf;windows_formatname=&quot;Image WMF&quot;" manifest:full-path="ObjectReplacements/Object 8"/>
  <manifest:file-entry manifest:media-type="application/x-openoffice-wmf;windows_formatname=&quot;Image WMF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language-complex="he" style:country-complex="IL"/>
    </style:style>
    <style:style style:name="P2" style:family="paragraph" style:parent-style-name="Standard">
      <style:paragraph-properties fo:text-align="start" style:justify-single-word="false" style:writing-mode="rl-tb"/>
      <style:text-properties style:language-complex="he" style:country-complex="IL"/>
    </style:style>
    <style:style style:name="P3" style:family="paragraph" style:parent-style-name="Standard">
      <style:paragraph-properties fo:text-align="center" style:justify-single-word="false" style:writing-mode="rl-tb"/>
      <style:text-properties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fo:font-weight="bold" style:font-weight-asian="bold" style:language-complex="he" style:country-complex="IL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none" fo:font-weight="bold" style:font-weight-asian="bold" style:language-complex="he" style:country-complex="IL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text-underline-style="none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fo:font-weight="normal" style:font-weight-asian="normal" style:language-complex="he" style:country-complex="IL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weight="normal" style:font-weight-asian="normal" style:language-complex="he" style:country-complex="IL" style:font-weight-complex="normal"/>
    </style:style>
    <style:style style:name="P9" style:family="paragraph" style:parent-style-name="Standard">
      <style:paragraph-properties fo:text-align="center" style:justify-single-word="false" style:writing-mode="rl-tb"/>
      <style:text-properties fo:font-weight="bold" style:font-weight-asian="bold" style:language-complex="he" style:country-complex="I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1.9323in" draw:visible-area-height="0.974in"/>
    </style:style>
    <style:style style:name="fr2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2.1961in" draw:visible-area-height="1.474in"/>
    </style:style>
    <style:style style:name="fr3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1.9181in" draw:visible-area-height="1.7236in"/>
    </style:style>
    <style:style style:name="fr4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1.8071in" draw:visible-area-height="1.7236in"/>
    </style:style>
    <style:style style:name="fr5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1.8071in" draw:visible-area-height="2.4457in"/>
    </style:style>
    <style:style style:name="fr6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1.7098in" draw:visible-area-height="1.7236in"/>
    </style:style>
    <style:style style:name="fr7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2.7925in" draw:visible-area-height="1.1953in"/>
    </style:style>
    <style:style style:name="fr8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2.8898in" draw:visible-area-height="1.1953in"/>
    </style:style>
    <style:style style:name="fr9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4.2362in" draw:visible-area-height="2.3197in"/>
    </style:style>
    <style:style style:name="fr10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1.6118in" draw:visible-area-height="0.4728in"/>
    </style:style>
    <style:style style:name="fr11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3.0559in" draw:visible-area-height="7.9307in"/>
    </style:style>
    <style:style style:name="fr12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2.4583in" draw:visible-area-height="4.972in"/>
    </style:style>
    <style:style style:name="fr13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draw:ole-draw-aspect="1" draw:visible-area-top="0in" draw:visible-area-width="4.222in" draw:visible-area-height="1.4441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ממ"ן 11</text:p>
      <text:p text:style-name="P9">שמוליק ערמון</text:p>
      <text:p text:style-name="P3"/>
      <text:p text:style-name="P4">1.</text:p>
      <text:p text:style-name="P1"><text:tab/>א. נכון</text:p>
      <text:p text:style-name="P1"><text:tab/>ב. לא נכון</text:p>
      <text:p text:style-name="P1"><text:tab/>ג. לא נכון</text:p>
      <text:p text:style-name="P1"><text:tab/>ד. נכון</text:p>
      <text:p text:style-name="P1"><text:tab/>ה. לא נכון</text:p>
      <text:p text:style-name="P1"><text:tab/>ו.נכון</text:p>
      <text:p text:style-name="P1"><text:tab/>ז. לא נכון</text:p>
      <text:p text:style-name="P1"><text:tab/>ח. נכון</text:p>
      <text:p text:style-name="P1"/>
      <text:p text:style-name="P1"><text:span text:style-name="T3">2.</text:span> <text:span text:style-name="T3">א.</text:span> נדגים ע"י איבר מייצג</text:p>
      <text:p text:style-name="P1"><draw:frame draw:style-name="fr1" draw:name="Object1" text:anchor-type="paragraph" svg:x="4.398in" svg:y="0.0484in" svg:width="2.3799in" svg:height="1.1909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>כל איבר ב-X הוא גם איבר ב-Y אם"ם</text:p>
      <text:p text:style-name="P1">Sכל קבוצה המוכלת ב-X מוכלת גם ב-Y אם"ם</text:p>
      <text:p text:style-name="P1">כל תת קבוצה של X היא גם תת קבוצה של Y אם"ם</text:p>
      <text:p text:style-name="P1">קבוצת החזקה של X מוכלת בקבוצת החזקה של Y מש"ל</text:p>
      <text:p text:style-name="P1"/>
      <text:p text:style-name="P1"/>
      <text:p text:style-name="P1"><text:span text:style-name="T3">ב.</text:span> נוכיח ע"י איבר מייצג הכלה דו כיוונית -</text:p>
      <text:p text:style-name="P1"/>
      <text:p text:style-name="P1"/>
      <text:p text:style-name="P1"><draw:frame draw:style-name="fr2" draw:name="Object2" text:anchor-type="paragraph" svg:x="4.1165in" svg:y="0.0465in" svg:width="2.6736in" svg:height="1.7736in" draw:z-index="1"><draw:object-ole xlink:href="./Object 2" xlink:type="simple" xlink:show="embed" xlink:actuate="onLoad"/><draw:image xlink:href="./ObjectReplacements/Object 2" xlink:type="simple" xlink:show="embed" xlink:actuate="onLoad"/></draw:frame>נגדיר קבוצה X כך שהיא איבר בקבוצת החזקה</text:p>
      <text:p text:style-name="P1">של חיתוך A ו-B -</text:p>
      <text:p text:style-name="P1">אם"ם X חלקית ממש ל-A חיתוך B אם"ם</text:p>
      <text:p text:style-name="P1">כל איבר a <text:s/>ב-X קיים גם ב-A <text:span text:style-name="T1">וגם</text:span> ב-B אם"ם</text:p>
      <text:p text:style-name="P1">X חלקית ממש ל-A ו-X חלקית ממש ל-B אם"ם</text:p>
      <text:p text:style-name="P1">X היא איבר בקבוצת החזקה של A וגם איבר בקבוצת</text:p>
      <text:p text:style-name="P1">החזקה של B. וזאת אם"ם</text:p>
      <text:p text:style-name="P1">X איבר בחיתוך קבוצות החזקה של A ו-B. </text:p>
      <text:p text:style-name="P5">ומכאן הוכחנו הכלה לצד אחד.</text:p>
      <text:p text:style-name="P1"/>
      <text:p text:style-name="P1"/>
      <text:p text:style-name="P1">נוכיח לכיוון השני -</text:p>
      <text:p text:style-name="P1"><draw:frame draw:style-name="fr3" draw:name="Object3" text:anchor-type="paragraph" svg:x="4.1228in" svg:y="0.1701in" svg:width="2.661in" svg:height="2.1472in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">נגדיר קבוצה X כך שהיא איבר בחיתוך קבוצות החזקה של</text:p>
      <text:p text:style-name="P1">A ו-B א"םם</text:p>
      <text:p text:style-name="P1">X איבר בקבוצת החזקה של A <text:span text:style-name="T1">וגם</text:span><text:span text:style-name="T2"> X איבר בקבוצת החזקה של </text:span></text:p>
      <text:p text:style-name="P6">B אם"ם</text:p>
      <text:p text:style-name="P6">X חלקי ול-A וגם X חלקי ל-B אם"ם</text:p>
      <text:p text:style-name="P6">אם איבר a ב-X אז הוא איבר ב-A וגם איבר ב-B אם"ם</text:p>
      <text:p text:style-name="P6">a איבר בחתוך A ו-ב אם"ם</text:p>
      <text:p text:style-name="P6">X חלקי לחיתוך A ו-ב אם"ם</text:p>
      <text:p text:style-name="P6">X הוא איבר בקבוצת החזקה של חיתוך A ו-B.</text:p>
      <text:p text:style-name="P5">מכאן הוכחנו הכלה לצד השני. מש"ל.</text:p>
      <text:p text:style-name="P1"/>
      <text:p text:style-name="P2"/>
      <text:p text:style-name="P1"><draw:frame draw:style-name="fr4" draw:name="Object4" text:anchor-type="paragraph" svg:x="4.2362in" svg:y="0.1846in" svg:width="2.5063in" svg:height="2.1465in" draw:z-index="3"><draw:object-ole xlink:href="./Object 4" xlink:type="simple" xlink:show="embed" xlink:actuate="onLoad"/><draw:image xlink:href="./ObjectReplacements/Object 4" xlink:type="simple" xlink:show="embed" xlink:actuate="onLoad"/><svg:desc>OLE-object</svg:desc></draw:frame><text:soft-page-break/>ג. נוכיח ע"י איבר מייצג הכל דו כיוונית -</text:p>
      <text:p text:style-name="P1"/>
      <text:p text:style-name="P1">נגדיר קבוצה X שהיא איבר באיחוד קבוצות החזקה של -A ו-B</text:p>
      <text:p text:style-name="P1">א"םם X איבר בקבוצת החזקה של A או בקבוצת החזקה של B</text:p>
      <text:p text:style-name="P1">א"םם X חלקי ל-A או X חלקי ל-B א"םם</text:p>
      <text:p text:style-name="P1">אם a איבר ב-X אז a איבר ב-X או a איבר ב-b אם"ם</text:p>
      <text:p text:style-name="P1">X חלקי ל-A איחוד B א"םם</text:p>
      <text:p text:style-name="P1">X איבר בקבוצת החזקה של A איחוד B</text:p>
      <text:p text:style-name="P4">מכאן הוכחנו הכלה לצד אחד.</text:p>
      <text:p text:style-name="P1"/>
      <text:p text:style-name="P1"/>
      <text:p text:style-name="P1"/>
      <text:p text:style-name="P1"/>
      <text:p text:style-name="P1">נוכיח לכיוון השני -</text:p>
      <text:p text:style-name="P1"/>
      <text:p text:style-name="P1"><draw:frame draw:style-name="fr5" draw:name="Object5" text:anchor-type="paragraph" svg:x="4.2354in" svg:y="0.0327in" svg:width="2.5063in" svg:height="3.0425in" draw:z-index="4"><draw:object-ole xlink:href="./Object 5" xlink:type="simple" xlink:show="embed" xlink:actuate="onLoad"/><draw:image xlink:href="./ObjectReplacements/Object 5" xlink:type="simple" xlink:show="embed" xlink:actuate="onLoad"/><svg:desc>OLE-object</svg:desc></draw:frame>נגדיר קבוצה X שהיא איבר בקבוצת החזקה של A איחוד B אם"ם</text:p>
      <text:p text:style-name="P1">X חלקי ל-A איחוד B אם"ם</text:p>
      <text:p text:style-name="P1">אם a איבר ב-X אז a איבר ב-A או a איבר ב-b אם"ם</text:p>
      <text:p text:style-name="P1">X חלקי ל-A או X חלקי ל-B</text:p>
      <text:p text:style-name="P1"/>
      <text:p text:style-name="P1"/>
      <text:p text:style-name="P1">בשאלה קיבלנו נתון A מכיל את B או B מכיל את A</text:p>
      <text:p text:style-name="P1"/>
      <text:p text:style-name="P1">נתון זה מאפשר לנו להגיד שלא קיימת קבוצה a בקבוצת החזקה</text:p>
      <text:p text:style-name="P1">של A שלא קיימת ב-B או להפך, שהרי או שאם איבר a ב-A אז </text:p>
      <text:p text:style-name="P1">קיים ב-B או או שאם איבר a קיים ב-B אז קיים גם ב-A.</text:p>
      <text:p text:style-name="P1"/>
      <text:p text:style-name="P1">ומכאן ניתן לומר ש-X איבר באיחוד קבוצות החזקה של A ו-B.</text:p>
      <text:p text:style-name="P4">והוכנו הכלה לצד השני. מש"ל.</text:p>
      <text:p text:style-name="P1"/>
      <text:p text:style-name="P1"/>
      <text:p text:style-name="P1"/>
      <text:p text:style-name="P1">ד. נניח בשלילה כי השיוויון והתנאי מתקיימים -</text:p>
      <text:p text:style-name="P1"><draw:frame draw:style-name="fr6" draw:name="Object6" text:anchor-type="paragraph" svg:x="4.3283in" svg:y="0.122in" svg:width="2.3634in" svg:height="2.1417in" draw:z-index="5"><draw:object-ole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"/>
      <text:p text:style-name="P1">משמע ב-A קיים איבר x שבוודאי אינו קיים בB</text:p>
      <text:p text:style-name="P1">וב-B קיים איבר y שבוודאי אינו קיים ב-A</text:p>
      <text:p text:style-name="P1"/>
      <text:p text:style-name="P1">מכאן שבאיחוד הקבוצות A ו-B קיימת תת קבוצה המכילה את</text:p>
      <text:p text:style-name="P1">a ו-b</text:p>
      <text:p text:style-name="P1">קבוצה זו תהיה חזרה מאיחוד שני קבוצות החזקה הנפרדות של A</text:p>
      <text:p text:style-name="P1">ו-B וזוהי <text:span text:style-name="T3">סתירה</text:span> שהרי קבענו כי קיים שיוויון.</text:p>
      <text:p text:style-name="P1">על מנת שהשוויון יתקיים או ש-A מוכלת ב-B או ש-B מוכלת ב-A.</text:p>
      <text:p text:style-name="P4">מש"ל הוכחה בשלילה.</text:p>
      <text:p text:style-name="P4"/>
      <text:p text:style-name="P4"/>
      <text:p text:style-name="P4"/>
      <text:p text:style-name="P4"/>
      <text:p text:style-name="P4"/>
      <text:p text:style-name="P7"><draw:frame draw:style-name="fr7" draw:name="Object7" text:anchor-type="paragraph" svg:x="2.9709in" svg:y="0.1098in" svg:width="3.861in" svg:height="1.4835in" draw:z-index="6"><draw:object-ole xlink:href="./Object 7" xlink:type="simple" xlink:show="embed" xlink:actuate="onLoad"/><draw:image xlink:href="./ObjectReplacements/Object 7" xlink:type="simple" xlink:show="embed" xlink:actuate="onLoad"/></draw:frame><text:soft-page-break/>3. איבר בקבוצה הנתונה אם"ם</text:p>
      <text:p text:style-name="P7">x איבר ב-A אבל לא ב-B או</text:p>
      <text:p text:style-name="P7">x איבר ב-B אבל לא ב-A אם"ם</text:p>
      <text:p text:style-name="P7">x איבר ב-A וגם איבר ב-'B או</text:p>
      <text:p text:style-name="P7">x איבר ב-B וגם איבר ב-A' אם"ם</text:p>
      <text:p text:style-name="P7">x איבר להפרש הסימטרי של 'A ו-'B</text:p>
      <text:p text:style-name="P7"/>
      <text:p text:style-name="P7"/>
      <text:p text:style-name="P7"/>
      <text:p text:style-name="P7">הוכחה זו מתאימה לשני הכיוונים שכן אין כאן טיעון אם, אז. לכן ההכלה היא דו כיוונית והוכח השיוון.</text:p>
      <text:p text:style-name="P7"/>
      <text:p text:style-name="P7"><draw:frame draw:style-name="fr8" draw:name="Object8" text:anchor-type="paragraph" svg:x="3.3965in" svg:y="0.1846in" svg:width="3.4547in" svg:height="1.6382in" draw:z-index="7"><draw:object-ole xlink:href="./Object 8" xlink:type="simple" xlink:show="embed" xlink:actuate="onLoad"/><draw:image xlink:href="./ObjectReplacements/Object 8" xlink:type="simple" xlink:show="embed" xlink:actuate="onLoad"/><svg:desc>OLE-object</svg:desc></draw:frame>נוכיח באלגברה של הקבוצות -</text:p>
      <text:p text:style-name="P7"/>
      <text:p text:style-name="P7">נפתח את ההפרש הסימטרי לפי תיאורו בספר</text:p>
      <text:p text:style-name="P7">נתרגם חיסור קבוצות לחיתוך ונחליף צדדים לפי</text:p>
      <text:p text:style-name="P7">קומוטטיביות של איחוד.</text:p>
      <text:p text:style-name="P7">משלים של משלים קבוצה שווה לקבוצה.</text:p>
      <text:p text:style-name="P7">נתרגם חיתוך לחיסור קבוצות.</text:p>
      <text:p text:style-name="P7">ומכאן נקבל את השיוויון. מש"ל.</text:p>
      <text:p text:style-name="P7"/>
      <text:p text:style-name="P7"/>
      <text:p text:style-name="P7"/>
      <text:p text:style-name="P7"/>
      <text:p text:style-name="P7"><text:span text:style-name="T3">4.א</text:span>.נחשב את הסדרות שנתבקשו על פי הנוסחאות</text:p>
      <text:p text:style-name="P7"><draw:frame draw:style-name="fr9" draw:name="Object9" text:anchor-type="paragraph" svg:x="1.761in" svg:y="0.0909in" svg:width="5.0535in" svg:height="3.1728in" draw:z-index="8"><draw:object-ole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ב.</text:span> ניתן לראות על פי הנוסחא שקיבלנו ל-Bn שלמעשה קבוצת איחוד כל</text:p>
      <text:p text:style-name="P7">הקבוצות של Bn כאשר n שווה או גדול מאחת <text:s/>והוא איבר בקבוצת המספרים</text:p>
      <text:p text:style-name="P7">השלמים.</text:p>
      <text:p text:style-name="P7"><draw:frame draw:style-name="fr10" draw:name="Object10" text:anchor-type="paragraph" svg:x="4.8701in" svg:y="0.1634in" svg:width="1.9236in" svg:height="0.6457in" draw:z-index="9"><draw:object-ole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1" draw:name="Object11" text:anchor-type="paragraph" svg:x="3.1165in" svg:y="0.089in" svg:width="3.7098in" svg:height="8.3201in" draw:z-index="10"><draw:object-ole xlink:href="./Object 11" xlink:type="simple" xlink:show="embed" xlink:actuate="onLoad"/><draw:image xlink:href="./ObjectReplacements/Object 11" xlink:type="simple" xlink:show="embed" xlink:actuate="onLoad"/><svg:desc>OLE-object</svg:desc></draw:frame><text:span text:style-name="T3">ג.</text:span> נוכיח את סעיף ב על ידי הכלה דו כיוונית -</text:p>
      <text:p text:style-name="P7"/>
      <text:p text:style-name="P7">I. נראה שקבוצת האיחוד Bn מוכלת בקבוצת </text:p>
      <text:p text:style-name="P7">הטבעיים שגדולים שווים ל-5.</text:p>
      <text:p text:style-name="P7"/>
      <text:p text:style-name="P7">כפי שחישבנו בסעיף ב, x איבר ב-Bn יכול להיות</text:p>
      <text:p text:style-name="P7">שווה לשלושה ערכים התלויים ב-n .</text:p>
      <text:p text:style-name="P7"/>
      <text:p text:style-name="P7">נראה שמשום שn גדול שווה ל-5, ומכך</text:p>
      <text:p text:style-name="P7">שיש לנו שלושה ערכים העולה כל פעם ב-1</text:p>
      <text:p text:style-name="P7">שלכל n למעשה קיימת משוואה שהמספר שיצא</text:p>
      <text:p text:style-name="P7">שייך לקבוצת המספרים השלמים הגדולים מ-5.</text:p>
      <text:p text:style-name="P7"/>
      <text:p text:style-name="P7">לכן, נוכל לומר שההכלה מתקיימת. מש"ל.</text:p>
      <text:p text:style-name="P7"/>
      <text:p text:style-name="P7"/>
      <text:p text:style-name="P7"/>
      <text:p text:style-name="P7"/>
      <text:p text:style-name="P7">II. נראה הכלה לכיוון השני. כך שכל איבר הקיים</text:p>
      <text:p text:style-name="P7">בקבוצת הטבעיים הגדולים שווים לאפס קיים</text:p>
      <text:p text:style-name="P7">בקבוצת האיחוד Bn.</text:p>
      <text:p text:style-name="P7"/>
      <text:p text:style-name="P7">איבר x קיים בקבוצת איחוד כל הקבוצות Bn</text:p>
      <text:p text:style-name="P7">אם"ם הוא שווה לנוסחאות הנ"ל -</text:p>
      <text:p text:style-name="P7"/>
      <text:p text:style-name="P7">n גדול שווה לאחד משמע שהאיבר הקטן</text:p>
      <text:p text:style-name="P7">ביותר בקבוצה הוא 5.</text:p>
      <text:p text:style-name="P7"/>
      <text:p text:style-name="P7">ניקח את האיבר האחרון בקבוצה הקודמת -</text:p>
      <text:p text:style-name="P7">n-1 ונראה שאין איברים ב-N בינו לבין</text:p>
      <text:p text:style-name="P7">האיבר הראשון בקבוצה n.</text:p>
      <text:p text:style-name="P7">(נזכיר ש-n גדול שווה ל-1)</text:p>
      <text:p text:style-name="P7"/>
      <text:p text:style-name="P7">וניקח את האיבר הראשון בקבוצה הבאה -</text:p>
      <text:p text:style-name="P7">n+1 ונראה שאין עוד איברים ב-N בינו</text:p>
      <text:p text:style-name="P7">לבין האיבר האחרון בקבוצה n.</text:p>
      <text:p text:style-name="P7"/>
      <text:p text:style-name="P7">ומכאן נראה למעשה שאם x איבר בקבוצה</text:p>
      <text:p text:style-name="P7">הנתונה, משמע שהוא איבר בקבוצה N</text:p>
      <text:p text:style-name="P7">וערכו 5 ומעלה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2" draw:name="Object14" text:anchor-type="paragraph" svg:x="4.3618in" svg:y="0.0409in" svg:width="2.552in" svg:height="4.7283in" draw:z-index="11"><draw:object-ole xlink:href="./Object 12" xlink:type="simple" xlink:show="embed" xlink:actuate="onLoad"/><draw:image xlink:href="./ObjectReplacements/Object 12" xlink:type="simple" xlink:show="embed" xlink:actuate="onLoad"/></draw:frame><text:soft-page-break/><text:span text:style-name="T3">ד.</text:span> נשתמש בשקילות פסי שלקחנו מעמוד 24 בספר</text:p>
      <text:p text:style-name="P7">ובכללי דה מורגן לפסוקים ולכמתים. </text:p>
      <text:p text:style-name="P7">נראה שוויון ע"י שימוש בתנאי אם"ם בלבד</text:p>
      <text:p text:style-name="P7">שההוכחה מתקיימת לשני הכיוונים ולכן ההכלה היא דו כיוונית</text:p>
      <text:p text:style-name="P7">ומכאן השיוון</text:p>
      <text:p text:style-name="P7"/>
      <text:p text:style-name="P7">כל שלב בהוכחה ממוספר וכעת נכתוב באיזה הגדרה\שקילות</text:p>
      <text:p text:style-name="P7">השתמשנו בהתאם -</text:p>
      <text:p text:style-name="P7"/>
      <text:p text:style-name="P7">1. מהגדרת השאלה לאיחוד קבוצות</text:p>
      <text:p text:style-name="P7">2. שקילות מכללי דה מורגן</text:p>
      <text:p text:style-name="P7">3. כללי דה מורגן לכמתים</text:p>
      <text:p text:style-name="P7">4. שקילות פסי אותה הגדרנו </text:p>
      <text:p text:style-name="P7">5.מהגדרת השאלה לחיתוך קבוצות</text:p>
      <text:p text:style-name="P7">6. שקילות פסי</text:p>
      <text:p text:style-name="P7">7. כללי דה מורגן לכמתי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ה.</text:span> נראה מעצם הגדרת הקבוצה, ומכך שהעולם שלנו U הוא למעשה קבוצת המספרים הטבעיים, שמדובר בעצם בקבוצת המשלים לBn.</text:p>
      <text:p text:style-name="P7">מהסעיף הקודם נראה שחיתוך כל קבוצות המשלים לBn שוות למשלים קבוצת האיחוד של Bn.</text:p>
      <text:p text:style-name="P7">מסעיף ג אנו יודעים כי קבוצת האיחוד של Bn היא למעשה כל x שהוא איבר ב-N גדול שווה ל-5. אנו יכולים להשתמש בשיוויון זה כי גם כאן n גדול שווה ל-1.</text:p>
      <text:p text:style-name="P7">המשלים לקבוצה זו, בעולם של המספרים הטבעיים, הוא כמובן כל x שקטן מ-5. מש"ל.</text:p>
      <text:p text:style-name="P7"/>
      <text:p text:style-name="P7"><draw:frame draw:style-name="fr13" draw:name="Object12" text:anchor-type="paragraph" svg:x="1.8091in" svg:y="0.0283in" svg:width="5.0362in" svg:height="1.9728in" draw:z-index="12"><draw:object-ole xlink:href="./Object 13" xlink:type="simple" xlink:show="embed" xlink:actuate="onLoad"/><draw:image xlink:href="./ObjectReplacements/Object 13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4T14:58:01.74</meta:creation-date>
    <meta:editing-duration>P1DT7H12M26S</meta:editing-duration>
    <meta:editing-cycles>33</meta:editing-cycles>
    <meta:generator>OpenOffice/4.1.3$Win32 OpenOffice.org_project/413m1$Build-9783</meta:generator>
    <dc:date>2016-11-13T09:14:55.27</dc:date>
    <meta:document-statistic meta:table-count="0" meta:image-count="0" meta:object-count="13" meta:page-count="5" meta:paragraph-count="128" meta:word-count="1145" meta:character-count="4376"/>
  </office:meta>
</office:document-meta>
</file>